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alibri1" svg:font-family="Calibri" style:font-family-generic="modern" style:font-pitch="variable"/>
    <style:font-face style:name="Courier New1" svg:font-family="'Courier New'" style:font-family-generic="modern" style:font-pitch="variable"/>
    <style:font-face style:name="Tahoma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2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officeooo:paragraph-rsid="002a6345" style:font-name-asian="Times New Roman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4" style:family="paragraph" style:parent-style-name="Preformatted_20_Text">
      <style:paragraph-properties fo:margin-top="0cm" fo:margin-bottom="0cm" loext:contextual-spacing="false" fo:line-height="100%" fo:text-align="center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font-name="Courier New" fo:font-size="11pt" fo:letter-spacing="normal" fo:font-style="normal" fo:font-weight="bold" officeooo:paragraph-rsid="002a6345" style:font-size-asian="11pt" style:font-size-complex="11pt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6" style:family="paragraph" style:parent-style-name="Preformatted_20_Text">
      <style:paragraph-properties fo:line-height="100%" fo:orphans="2" fo:widows="2"/>
      <style:text-properties fo:color="#000000" style:font-name="Courier New" fo:font-size="11pt" officeooo:paragraph-rsid="002a6345" style:font-size-asian="11pt" style:font-size-complex="11pt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ff7700" style:font-name="Courier New" fo:font-size="11pt" fo:letter-spacing="normal" fo:font-style="normal" fo:font-weight="bold" officeooo:paragraph-rsid="002a6345" style:font-size-asian="11pt" style:font-size-complex="11pt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2a6345" style:font-size-asian="11pt" style:font-size-complex="11pt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2cb011" style:font-size-asian="11pt" style:font-size-complex="11pt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officeooo:paragraph-rsid="002a6345" style:font-size-asian="11pt" style:font-size-complex="11pt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officeooo:paragraph-rsid="002dc185" style:font-size-asian="11pt" style:font-size-complex="11pt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ff7700" style:font-name="Courier New" fo:font-size="11pt" fo:letter-spacing="normal" fo:font-style="normal" fo:font-weight="bold" officeooo:rsid="0028bde9" officeooo:paragraph-rsid="002a6345" style:font-size-asian="11pt" style:font-size-complex="11pt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" fo:font-size="11pt" officeooo:paragraph-rsid="002cb011" style:font-size-asian="11pt" style:font-size-complex="11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cb011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8bde9" officeooo:paragraph-rsid="002a6345"/>
    </style:style>
    <style:style style:name="P17" style:family="paragraph">
      <style:paragraph-properties style:writing-mode="lr-tb"/>
      <style:text-properties style:font-name="Chilanka" fo:font-size="24pt"/>
    </style:style>
    <style:style style:name="P18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line-height="100%"/>
    </style:style>
    <style:style style:name="P22" style:family="paragraph">
      <loext:graphic-properties draw:fill="none" draw:fill-color="#ffffff"/>
      <style:paragraph-properties fo:line-height="100%" style:writing-mode="lr-tb"/>
      <style:text-properties style:font-name="Courier New" fo:font-size="11pt" style:font-size-asian="11pt" style:font-name-complex="Courier New"/>
    </style:style>
    <style:style style:name="P23" style:family="paragraph">
      <loext:graphic-properties draw:fill="none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letter-spacing="normal" fo:font-style="normal" fo:font-weight="bold" officeooo:rsid="002a5eef"/>
    </style:style>
    <style:style style:name="T6" style:family="text">
      <style:text-properties fo:font-variant="normal" fo:text-transform="none" fo:letter-spacing="normal" fo:font-style="normal" fo:font-weight="bold" officeooo:rsid="0028bde9"/>
    </style:style>
    <style:style style:name="T7" style:family="text">
      <style:text-properties fo:font-variant="normal" fo:text-transform="none" fo:letter-spacing="normal" fo:font-style="normal" fo:font-weight="bold" officeooo:rsid="002b5cc9"/>
    </style:style>
    <style:style style:name="T8" style:family="text">
      <style:text-properties fo:font-variant="normal" fo:text-transform="none" fo:letter-spacing="normal" fo:font-style="normal" fo:font-weight="bold" officeooo:rsid="002cb011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b5cc9"/>
    </style:style>
    <style:style style:name="T11" style:family="text">
      <style:text-properties fo:font-variant="normal" fo:text-transform="none" style:font-name="Courier New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2" style:family="text">
      <style:text-properties fo:font-variant="normal" fo:text-transform="none" style:font-name="Courier New" fo:font-size="11pt" fo:letter-spacing="normal" fo:font-style="normal" fo:font-weight="bold" officeooo:rsid="002a5eef" style:font-size-asian="11pt" style:font-style-asian="normal" style:font-weight-asian="bold" style:font-size-complex="11pt" style:font-weight-complex="bold"/>
    </style:style>
    <style:style style:name="T13" style:family="text">
      <style:text-properties fo:font-variant="normal" fo:text-transform="none" style:font-name="Courier New" fo:font-size="11pt" fo:letter-spacing="normal" fo:font-style="normal" fo:font-weight="bold" officeooo:rsid="002cb011" style:font-size-asian="11pt" style:font-style-asian="normal" style:font-weight-asian="bold" style:font-size-complex="11pt" style:font-weight-complex="bold"/>
    </style:style>
    <style:style style:name="T14" style:family="text">
      <style:text-properties fo:font-variant="normal" fo:text-transform="none" style:font-name="Courier New" fo:font-size="11pt" fo:letter-spacing="normal" fo:font-style="normal" fo:font-weight="bold" style:font-size-asian="11pt" style:font-size-complex="11pt"/>
    </style:style>
    <style:style style:name="T15" style:family="text">
      <style:text-properties fo:font-variant="normal" fo:text-transform="none" style:font-name="Courier New" fo:font-size="11pt" fo:letter-spacing="normal" fo:font-style="normal" fo:font-weight="bold" officeooo:rsid="0028bde9" style:font-size-asian="11pt" style:font-size-complex="11pt"/>
    </style:style>
    <style:style style:name="T16" style:family="text">
      <style:text-properties fo:font-variant="normal" fo:text-transform="none" style:font-name="Courier New" fo:font-size="11pt" fo:letter-spacing="normal" fo:font-style="normal" fo:font-weight="bold" officeooo:rsid="002b5cc9" style:font-size-asian="11pt" style:font-size-complex="11pt"/>
    </style:style>
    <style:style style:name="T17" style:family="text">
      <style:text-properties fo:font-variant="normal" fo:text-transform="none" style:font-name="Courier New" fo:font-size="11pt" fo:letter-spacing="normal" fo:font-style="normal" fo:font-weight="bold" officeooo:rsid="002cb011" style:font-size-asian="11pt" style:font-size-complex="11pt"/>
    </style:style>
    <style:style style:name="T18" style:family="text"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19" style:family="text">
      <style:text-properties fo:font-variant="normal" fo:text-transform="none" style:font-name="Courier New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20" style:family="text">
      <style:text-properties fo:font-variant="normal" fo:text-transform="none" style:font-name="Courier New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style:font-name="Courier New" fo:font-size="11pt" fo:letter-spacing="normal" fo:font-style="normal" fo:font-weight="normal" officeooo:rsid="002b5cc9" style:font-size-asian="11pt" style:font-size-complex="11pt"/>
    </style:style>
    <style:style style:name="T22" style:family="text">
      <style:text-properties fo:font-weight="bold"/>
    </style:style>
    <style:style style:name="T23" style:family="text">
      <style:text-properties fo:font-weight="bold" officeooo:rsid="002a5eef"/>
    </style:style>
    <style:style style:name="T24" style:family="text">
      <style:text-properties fo:font-weight="bold" officeooo:rsid="002b5cc9"/>
    </style:style>
    <style:style style:name="T25" style:family="text">
      <style:text-properties fo:color="#000000" style:font-name="Courier New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3"/>
    </style:style>
    <style:style style:name="T26" style:family="text">
      <style:text-properties fo:color="#000000" style:font-name="Courier New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3"/>
    </style:style>
    <style:style style:name="T27" style:family="text">
      <style:text-properties fo:font-style="normal" fo:font-weight="normal"/>
    </style:style>
    <style:style style:name="T28" style:family="text">
      <style:text-properties fo:font-style="normal" fo:font-weight="normal" officeooo:rsid="002c0a7f"/>
    </style:style>
    <style:style style:name="T29" style:family="text">
      <style:text-properties fo:font-style="normal" fo:font-weight="bold"/>
    </style:style>
    <style:style style:name="T30" style:family="text">
      <style:text-properties fo:font-style="normal" fo:font-weight="bold" officeooo:rsid="002a5eef"/>
    </style:style>
    <style:style style:name="T31" style:family="text">
      <style:text-properties fo:font-style="normal" fo:font-weight="bold" officeooo:rsid="002c0a7f"/>
    </style:style>
    <style:style style:name="T32" style:family="text">
      <style:text-properties fo:font-style="normal" fo:font-weight="bold" officeooo:rsid="002b5cc9"/>
    </style:style>
    <style:style style:name="T33" style:family="text">
      <style:text-properties fo:font-size="10pt" fo:font-style="normal" fo:font-weight="bold" officeooo:rsid="002c0a7f" style:font-size-asian="10pt" style:font-size-complex="10pt"/>
    </style:style>
    <style:style style:name="T34" style:family="text">
      <style:text-properties style:font-name="Chilanka" fo:font-size="24pt"/>
    </style:style>
    <style:style style:name="T35" style:family="text">
      <style:text-properties fo:color="#212121" style:font-name="Courier New" fo:font-size="11pt" style:font-size-asian="11pt" style:font-name-complex="Courier New"/>
    </style:style>
    <style:style style:name="T36" style:family="text">
      <style:text-properties fo:color="#000000" style:font-name="Courier New" fo:font-size="11pt" style:font-size-asian="11pt" style:font-name-complex="Courier New"/>
    </style:style>
    <style:style style:name="T37" style:family="text">
      <style:text-properties fo:color="#000000" style:font-name="Courier New" fo:font-size="11pt" fo:font-weight="bold" style:font-size-asian="11pt" style:font-weight-asian="bold" style:font-name-complex="Courier New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84cm" fo:min-width="0.94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Fine_20_Dashed" svg:stroke-color="#000000" draw:fill="none" draw:textarea-horizontal-align="justify" draw:textarea-vertical-align="middle" draw:auto-grow-height="false" fo:min-height="0.489cm" fo:min-width="1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2cm" fo:min-width="2.53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94cm" fo:min-width="0.811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none" draw:textarea-vertical-align="middle" draw:auto-grow-height="false" fo:min-height="7.389cm" fo:min-width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9.6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92cm" fo:min-width="0.7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7.698cm" fo:min-width="5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0" draw:name="Figura1" draw:style-name="gr13" draw:text-style-name="P24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26">T</text:span><text:span text:style-name="T25">eu reino me chamou de seu</text:span><draw:custom-shape text:anchor-type="char" draw:z-index="16" draw:style-name="gr1" draw:text-style-name="P18" svg:width="0.971cm" svg:height="0.608cm" svg:x="18.08cm" svg:y="0.166cm"><text:p text:style-name="P17"><text:span text:style-name="T34">8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5"/>
      <text:p text:style-name="P3"><text:bookmark text:name="cifra_tom"/><text:span text:style-name="T2">Tom</text:span><text:span text:style-name="T3">: </text:span><text:span text:style-name="Internet_20_link"><text:span text:style-name="T1">C</text:span></text:span></text:p>
      <text:p text:style-name="P2"><text:bookmark text:name="cifra_capo"/><text:bookmark text:name="cifra_afi"/></text:p>
      <text:p text:style-name="P14"><text:span text:style-name="T11">Intro </text:span><text:span text:style-name="T13">2</text:span><text:span text:style-name="T12">x</text:span><text:span text:style-name="T18">: </text:span><text:span text:style-name="T19"><text:s text:c="2"/></text:span><text:span text:style-name="T14">Bb</text:span><text:span text:style-name="T20"> <text:s/></text:span><text:span text:style-name="T14">Dm C</text:span><text:span text:style-name="T15">9 </text:span><text:span text:style-name="T16">F/A</text:span></text:p>
      <text:p text:style-name="P15"><text:span text:style-name="T16"><text:tab/><text:tab/> Bb</text:span><text:span text:style-name="T21"> <text:s/></text:span><text:span text:style-name="T16">Dm C</text:span><text:span text:style-name="T15">9 </text:span><text:span text:style-name="T17">Am7</text:span></text:p>
      <text:p text:style-name="P6"/>
      <text:p text:style-name="P8"><text:span text:style-name="T22">Bb</text:span><text:span text:style-name="T23">9</text:span> <text:s text:c="12"/><text:span text:style-name="T22">C</text:span><text:span text:style-name="T23">9</text:span></text:p>
      <text:p text:style-name="P8">Escravo um dia fui <text:s text:c="20"/></text:p>
      <text:p text:style-name="P6"><text:span text:style-name="T4"><text:s/><text:tab/><text:tab/><text:tab/><text:tab/>Dm</text:span><text:span text:style-name="T5">7</text:span><text:span text:style-name="T4"> <text:tab/><text:tab/><text:tab/></text:span><text:span text:style-name="T5">F/</text:span><text:span text:style-name="T7">A</text:span></text:p>
      <text:p text:style-name="P8">Mas tua Verdade me alcançou <text:s/>e livre sou</text:p>
      <text:p text:style-name="P6"/>
      <text:p text:style-name="P8"><text:span text:style-name="T22"><text:s text:c="5"/>Bb</text:span><text:span text:style-name="T23">9</text:span> <text:s text:c="9"/><text:span text:style-name="T22">C</text:span><text:span text:style-name="T23">9</text:span> <text:s text:c="10"/><text:span text:style-name="T22">Dm</text:span><text:span text:style-name="T23">7</text:span><text:span text:style-name="T22"> <text:s/></text:span><text:span text:style-name="T23">F</text:span></text:p>
      <text:p text:style-name="P8">És o Rei que decidiu morar em mim <text:s text:c="2"/></text:p>
      <text:p text:style-name="P8"><text:s text:c="3"/></text:p>
      <text:p text:style-name="P6"><text:span text:style-name="T4"><text:s text:c="8"/>Bb</text:span><text:span text:style-name="T5">9</text:span><text:span text:style-name="T9"> <text:s text:c="10"/></text:span><text:span text:style-name="T4">C</text:span><text:span text:style-name="T5">9</text:span><text:span text:style-name="T9"> <text:s text:c="13"/></text:span><text:span text:style-name="T4">Dm</text:span><text:span text:style-name="T5">7</text:span></text:p>
      <text:p text:style-name="P8">És bem vindo em meu ser toma este lugar</text:p>
      <text:p text:style-name="P6"/>
      <text:p text:style-name="P8"><text:span text:style-name="T22"><text:s text:c="6"/>Bb</text:span><text:span text:style-name="T23">9</text:span> <text:s text:c="6"/><text:span text:style-name="T22">C</text:span><text:span text:style-name="T23">9</text:span> <text:s text:c="7"/><text:span text:style-name="T22">Dm <text:s text:c="2"/></text:span><text:span text:style-name="T23">F/</text:span><text:span text:style-name="T24">A</text:span></text:p>
      <text:p text:style-name="P8">Mergulhamos em ti, Senhor</text:p>
      <text:p text:style-name="P6"/>
      <text:p text:style-name="P6"/>
      <text:p text:style-name="P10"><text:s text:c="3"/><text:span text:style-name="T29">Bb</text:span><text:span text:style-name="T30">9</text:span><text:span text:style-name="T27"> <text:s text:c="17"/></text:span><text:span text:style-name="T29">C</text:span><text:span text:style-name="T30">9</text:span></text:p>
      <text:p text:style-name="P8"><draw:line text:anchor-type="paragraph" draw:z-index="2" draw:name="Forma2" draw:style-name="gr2" draw:text-style-name="P19" svg:x1="-0.314cm" svg:y1="13.222cm" svg:x2="-0.337cm" svg:y2="0.203cm"><text:p/></draw:line><draw:line text:anchor-type="paragraph" draw:z-index="3" draw:name="Forma3" draw:style-name="gr9" draw:text-style-name="P19" svg:x1="-0.314cm" svg:y1="0.203cm" svg:x2="0.004cm" svg:y2="0.203cm"><text:p/></draw:line>Teu Reino me chamou de seu</text:p>
      <text:p text:style-name="P10"><text:s text:c="16"/><text:span text:style-name="T29">F</text:span><text:span text:style-name="T27"> <text:s text:c="10"/></text:span><text:span text:style-name="T29">Dm</text:span><text:span text:style-name="T31">7</text:span></text:p>
      <text:p text:style-name="P8">Já não sou mais órfão, sou filho</text:p>
      <text:p text:style-name="P10"><text:s text:c="4"/><text:span text:style-name="T29">Bb</text:span><text:span text:style-name="T30">9 <text:s text:c="12"/></text:span><text:span text:style-name="T27"><text:s text:c="2"/></text:span><text:span text:style-name="T29">C</text:span><text:span text:style-name="T30">9</text:span><text:span text:style-name="T27"> <text:s text:c="21"/></text:span><text:span text:style-name="T28">F <text:s text:c="5"/></text:span><text:span text:style-name="T29">Dm</text:span><text:span text:style-name="T30">7</text:span></text:p>
      <text:p text:style-name="P8">Crucificado fui com Cristo, não vivo mais pra mim</text:p>
      <text:p text:style-name="P8"/>
      <text:p text:style-name="P10"><text:s text:c="5"/><text:span text:style-name="T29">Bb</text:span><text:span text:style-name="T31">9</text:span><text:span text:style-name="T27"> <text:s text:c="16"/></text:span><text:span text:style-name="T29">C</text:span><text:span text:style-name="T31">9</text:span></text:p>
      <text:p text:style-name="P8">Teu Reino me chamou de Seu <text:s text:c="7"/></text:p>
      <text:p text:style-name="P10"><text:s text:c="16"/><text:span text:style-name="T29">F</text:span><text:span text:style-name="T27"> <text:s text:c="9"/></text:span><text:span text:style-name="T29">Dm</text:span><text:span text:style-name="T31">7</text:span></text:p>
      <text:p text:style-name="P8">Já não sou mais órfão, Sou Filho</text:p>
      <text:p text:style-name="P10"><text:s text:c="4"/><text:span text:style-name="T29">Bb</text:span><text:span text:style-name="T31">9</text:span><text:span text:style-name="T27"> <text:s text:c="13"/></text:span><text:span text:style-name="T29">C</text:span><text:span text:style-name="T31">9</text:span><text:span text:style-name="T27"> <text:s text:c="23"/></text:span><text:span text:style-name="T29">Bb</text:span><text:span text:style-name="T31">9</text:span><text:span text:style-name="T27"> <text:s text:c="2"/></text:span><text:span text:style-name="T29">C</text:span><text:span text:style-name="T31">9</text:span></text:p>
      <text:p text:style-name="P8">Crucificado fui com Cristo, não vivo mais pra mim, "usa-me"</text:p>
      <text:p text:style-name="P6"><draw:custom-shape text:anchor-type="paragraph" draw:z-index="1" draw:name="Forma1" draw:style-name="gr12" draw:text-style-name="P23" svg:width="5.365cm" svg:height="7.698cm" svg:x="-0.072cm" svg:y="0.422cm"><text:p/><draw:enhanced-geometry svg:viewBox="0 0 21600 21600" draw:type="rectangle" draw:enhanced-path="M 0 0 L 21600 0 21600 21600 0 21600 0 0 Z N"/></draw:custom-shape></text:p>
      <text:p text:style-name="P10"><text:s text:c="12"/><text:span text:style-name="T29">Dm</text:span><text:span text:style-name="T31">7</text:span></text:p>
      <text:p text:style-name="P8">Venha o Teu Reino </text:p>
      <text:p text:style-name="P10"><text:s text:c="13"/><text:span text:style-name="T29">Bb</text:span><text:span text:style-name="T31">9</text:span></text:p>
      <text:p text:style-name="P8">Venha a tua Vontade</text:p>
      <text:p text:style-name="P10"><draw:frame text:anchor-type="paragraph" draw:z-index="5" draw:name="Forma4" draw:style-name="gr10" draw:text-style-name="P22" svg:width="7.875cm" svg:height="9.665cm" svg:x="11.456cm" svg:y="0.007cm"><draw:text-box><text:p text:style-name="P21"><text:span text:style-name="T35"><text:s text:c="5"/></text:span><text:span text:style-name="T36"><text:s/></text:span><text:span text:style-name="T37">Dm7</text:span><text:span text:style-name="T36"> <text:s/></text:span></text:p><text:p text:style-name="P21"><text:span text:style-name="T36">Teu fogo vem queimar</text:span></text:p><text:p text:style-name="P21"><text:span text:style-name="T36"><text:s text:c="6"/></text:span><text:span text:style-name="T37">Bb</text:span><text:span text:style-name="T36"> <text:s text:c="2"/></text:span></text:p><text:p text:style-name="P21"><text:span text:style-name="T36">Teu povo estremecer</text:span></text:p><text:p text:style-name="P21"><text:span text:style-name="T36"><text:s text:c="3"/></text:span><text:span text:style-name="T37">F</text:span></text:p><text:p text:style-name="P21"><text:span text:style-name="T36">Nossos corações se prostrarão</text:span></text:p><text:p text:style-name="P21"><text:span text:style-name="T37"><text:s text:c="2"/></text:span><text:span text:style-name="T37">Am7</text:span></text:p><text:p text:style-name="P21"><text:span text:style-name="T36">Para que entre o Rei da Glória</text:span></text:p><text:p text:style-name="P21"><text:span text:style-name="T36"/></text:p><text:p text:style-name="P21"><text:span text:style-name="T36"/></text:p><text:p text:style-name="P21"><text:span text:style-name="T37"><text:s text:c="6"/></text:span><text:span text:style-name="T37">Dm7 <text:s/></text:span></text:p><text:p text:style-name="P21"><text:span text:style-name="T36">Teu fogo vem queimar</text:span></text:p><text:p text:style-name="P21"><text:span text:style-name="T36"><text:s text:c="6"/></text:span><text:span text:style-name="T37">Bb</text:span><text:span text:style-name="T36"> <text:s text:c="2"/></text:span></text:p><text:p text:style-name="P21"><text:span text:style-name="T36">Teu povo estremecer</text:span></text:p><text:p text:style-name="P21"><text:span text:style-name="T36"><text:s text:c="3"/></text:span><text:span text:style-name="T37">F</text:span></text:p><text:p text:style-name="P21"><text:span text:style-name="T36">Nossos joelhos se dobrarão</text:span></text:p><text:p text:style-name="P21"><text:span text:style-name="T36"><text:s text:c="2"/></text:span><text:span text:style-name="T37">Am7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Bb <text:s/>C</text:span></text:p><text:p text:style-name="P21"><text:span text:style-name="T36">Para que entre o Rei da Glória</text:span></text:p><text:p text:style-name="P21"><text:span text:style-name="T36"/></text:p><text:p text:style-name="P21"><text:span text:style-name="T36"/></text:p><text:p text:style-name="P21"><text:span text:style-name="T36"/></text:p></draw:text-box></draw:frame><draw:custom-shape text:anchor-type="paragraph" draw:z-index="9" draw:name="Forma8" draw:style-name="gr8" draw:text-style-name="P20" svg:width="0.412cm" svg:height="7.795cm" svg:x="11.045cm" svg:y="0.307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 text:c="2"/><text:tab/><text:tab/> <text:s text:c="2"/><text:span text:style-name="T29">C</text:span><text:span text:style-name="T31">9</text:span></text:p>
      <text:p text:style-name="P8">Brilha a tua Glória</text:p>
      <text:p text:style-name="P10"><text:s text:c="6"/><text:span text:style-name="T29">G</text:span><text:span text:style-name="T32">m</text:span><text:span text:style-name="T31">7</text:span></text:p>
      <text:p text:style-name="P8"><draw:custom-shape text:anchor-type="char" draw:z-index="4" draw:style-name="gr11" draw:text-style-name="P18" svg:width="0.805cm" svg:height="0.415cm" svg:x="6.884cm" svg:y="0.22cm"><text:p text:style-name="P17"><text:span text:style-name="T3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Rasga o céu</text:p>
      <text:p text:style-name="P8"/>
      <text:p text:style-name="P11"><text:s text:c="12"/><text:span text:style-name="T29">Dm</text:span><text:span text:style-name="T31">7<text:tab/><text:tab/> <text:s text:c="2"/></text:span><text:span text:style-name="T33">Somente na 2° vez</text:span><text:span text:style-name="T31"> <text:s text:c="4"/></text:span></text:p>
      <text:p text:style-name="P9">Teu amor me molda<text:tab/> <text:tab/></text:p>
      <text:p text:style-name="P10"><draw:custom-shape text:anchor-type="char" draw:z-index="10" draw:style-name="gr7" draw:text-style-name="P18" svg:width="0.835cm" svg:height="0.62cm" svg:x="10.211cm" svg:y="0.286cm"><text:p text:style-name="P17"><text:span text:style-name="T3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1"/><text:span text:style-name="T29">C</text:span><text:span text:style-name="T31">9</text:span></text:p>
      <text:p text:style-name="P8">Já não sou mais eu</text:p>
      <text:p text:style-name="P10"><draw:line text:anchor-type="paragraph" draw:z-index="7" draw:name="Forma6" draw:style-name="gr2" draw:text-style-name="P19" svg:x1="10.456cm" svg:y1="0.28cm" svg:x2="10.456cm" svg:y2="4.127cm"><text:p/></draw:line><draw:line text:anchor-type="paragraph" draw:z-index="8" draw:name="Forma7" draw:style-name="gr9" draw:text-style-name="P19" svg:x1="10.476cm" svg:y1="0.28cm" svg:x2="10.883cm" svg:y2="0.28cm"><text:p/></draw:line><text:s text:c="12"/><text:span text:style-name="T29">Am</text:span><text:span text:style-name="T31">7</text:span></text:p>
      <text:p text:style-name="P8">Clamamos reunidos</text:p>
      <text:p text:style-name="P10"><text:s text:c="3"/><text:tab/><text:tab/> <text:s/><text:span text:style-name="T29">Bb</text:span><text:span text:style-name="T27"> <text:s text:c="2"/></text:span></text:p>
      <text:p text:style-name="P8">Venha teu governo!</text:p>
      <text:p text:style-name="P6"/>
      <text:p text:style-name="P15"><text:span text:style-name="T13">Solo</text:span><text:span text:style-name="T11"> </text:span><text:span text:style-name="T13">2</text:span><text:span text:style-name="T12">x</text:span><text:span text:style-name="T18">: </text:span><text:span text:style-name="T19"><text:s text:c="2"/></text:span><text:span text:style-name="T14">Bb</text:span><text:span text:style-name="T20"> <text:s/></text:span><text:span text:style-name="T14">Dm C</text:span><text:span text:style-name="T15">9 </text:span><text:span text:style-name="T16">F/A</text:span></text:p>
      <text:p text:style-name="P13"><draw:custom-shape text:anchor-type="paragraph" draw:z-index="12" draw:name="Forma9" draw:style-name="gr5" draw:text-style-name="P20" svg:width="1.405cm" svg:height="0.489cm" svg:x="17.722cm" svg:y="0.372cm"><text:p/><draw:enhanced-geometry svg:viewBox="0 0 21600 21600" draw:type="rectangle" draw:enhanced-path="M 0 0 L 21600 0 21600 21600 0 21600 0 0 Z N"/></draw:custom-shape><text:span text:style-name="T7"><text:tab/><text:tab/> Bb</text:span><text:span text:style-name="T10"> <text:s/></text:span><text:span text:style-name="T7">Dm C</text:span><text:span text:style-name="T6">9 </text:span><text:span text:style-name="T8">Am7</text:span></text:p>
      <text:p text:style-name="P12"><draw:line text:anchor-type="paragraph" draw:z-index="13" draw:name="Forma10" draw:style-name="gr4" draw:text-style-name="P19" svg:x1="19.126cm" svg:y1="0.422cm" svg:x2="17.803cm" svg:y2="2.131cm"><text:p/></draw:line><draw:line text:anchor-type="paragraph" draw:z-index="15" draw:name="Forma12" draw:style-name="gr2" draw:text-style-name="P19" svg:x1="0.362cm" svg:y1="1.053cm" svg:x2="0.381cm" svg:y2="0.337cm"><text:p/></draw:line></text:p>
      <text:p text:style-name="P7"/>
      <text:p text:style-name="P6"><draw:line text:anchor-type="paragraph" draw:z-index="6" draw:name="Forma5" draw:style-name="gr2" draw:text-style-name="P19" svg:x1="0.362cm" svg:y1="0.175cm" svg:x2="10.457cm" svg:y2="0.175cm"><text:p/></draw:line></text:p>
      <text:p text:style-name="P4"><draw:line text:anchor-type="paragraph" draw:z-index="14" draw:name="Forma11" draw:style-name="gr3" draw:text-style-name="P19" svg:x1="17.803cm" svg:y1="0.813cm" svg:x2="16.683cm" svg:y2="0.813cm"><text:p/></draw:line><draw:custom-shape text:anchor-type="char" draw:z-index="11" draw:style-name="gr6" draw:text-style-name="P18" svg:width="2.557cm" svg:height="0.544cm" svg:x="13.638cm" svg:y="0.372cm"><text:p text:style-name="P17"><text:span text:style-name="T34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Calibri1" svg:font-family="Calibri" style:font-family-generic="modern" style:font-pitch="variable"/>
    <style:font-face style:name="Courier New1" svg:font-family="'Courier New'" style:font-family-generic="modern" style:font-pitch="variable"/>
    <style:font-face style:name="Tahoma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2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2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2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2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2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10-12T20:34:38.920000000</dc:date>
    <meta:editing-cycles>64</meta:editing-cycles>
    <meta:editing-duration>P1DT7H4M40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45" meta:word-count="178" meta:character-count="1168" meta:non-whitespace-character-count="6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